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>
        <style:tab-stops>
          <style:tab-stop style:position="1.27cm"/>
        </style:tab-stops>
      </style:paragraph-properties>
      <style:text-properties fo:font-size="14pt" style:font-size-asian="14pt"/>
    </style:style>
    <style:style style:name="P2" style:family="paragraph" style:parent-style-name="Standard" style:list-style-name="WWNum1">
      <style:paragraph-properties>
        <style:tab-stops>
          <style:tab-stop style:position="1.27cm"/>
        </style:tab-stops>
      </style:paragraph-properties>
      <style:text-properties fo:font-size="13pt" style:font-size-asian="13pt"/>
    </style:style>
    <style:style style:name="P3" style:family="paragraph" style:parent-style-name="Standard" style:list-style-name="WWNum1">
      <style:paragraph-properties fo:hyphenation-ladder-count="no-limit"/>
      <style:text-properties fo:font-size="13pt" style:font-size-asian="13pt" fo:hyphenate="true" fo:hyphenation-remain-char-count="2" fo:hyphenation-push-char-count="2"/>
    </style:style>
    <style:style style:name="P4" style:family="paragraph" style:parent-style-name="Standard" style:list-style-name="WWNum1">
      <style:paragraph-properties>
        <style:tab-stops>
          <style:tab-stop style:position="1.27cm"/>
        </style:tab-stops>
      </style:paragraph-properties>
      <style:text-properties fo:color="#000000" style:font-name="Arial1" fo:font-size="10pt" fo:language="en" fo:country="none" style:font-size-asian="10pt" style:font-name-complex="Arial2" style:font-size-complex="10pt"/>
    </style:style>
    <style:style style:name="P5" style:family="paragraph" style:parent-style-name="Standard" style:list-style-name="WWNum1" style:master-page-name="Standard">
      <style:paragraph-properties style:page-number="auto">
        <style:tab-stops>
          <style:tab-stop style:position="1.27cm"/>
        </style:tab-stops>
      </style:paragraph-properties>
      <style:text-properties fo:font-size="14pt" style:font-size-asian="14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color="#000000" style:font-name="Arial1" fo:font-size="10pt" fo:language="en" fo:country="none" style:font-size-asian="10pt" style:font-name-complex="Arial2" style:font-size-complex="10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  <style:text-properties fo:color="#000000" style:font-name="Arial1" fo:font-size="10pt" fo:language="en" fo:country="none" style:font-size-asian="10pt" style:font-name-complex="Arial2" style:font-size-complex="10pt"/>
    </style:style>
    <style:style style:name="P8" style:family="paragraph" style:parent-style-name="List_20_Paragraph" style:list-style-name="WWNum1">
      <style:text-properties fo:color="#444444" style:font-name="Verdana" fo:font-size="9pt" style:font-size-asian="9pt" style:font-size-complex="9pt"/>
    </style:style>
    <style:style style:name="P9" style:family="paragraph" style:parent-style-name="List_20_Paragraph" style:list-style-name="WWNum1">
      <style:text-properties style:font-name-asian="Times New Roman1"/>
    </style:style>
    <style:style style:name="P10" style:family="paragraph" style:parent-style-name="List_20_Paragraph" style:list-style-name="WWNum1">
      <style:paragraph-properties fo:margin-top="0cm" fo:margin-bottom="0cm" style:line-height-at-least="0.176cm"/>
      <style:text-properties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9873215713121418" text:style-name="WWNum1">
        <text:list-item>
          <text:p text:style-name="P5"><text:bookmark-start text:name="_GoBack"/>List the department without any employees in it.=&gt;select distinct job from emp;</text:p>
        </text:list-item>
        <text:list-item>
          <text:p text:style-name="P1">List the name and job of the employees who does not report to anybody.=&gt;select ename,job from emp where mgr=NULL;</text:p>
        </text:list-item>
        <text:list-item>
          <text:p text:style-name="P2">Write a query that will give you the names and jobs of all employees in New York with a commission above 1000=&gt;select e.ename,e.job from emp e,dept d where d.loc='newyork' and comm&lt;'1000';</text:p>
        </text:list-item>
        <text:list-item>
          <text:p text:style-name="P3"><text:bookmark-end text:name="_GoBack"/>How many employees work in Chicago?=&gt;select count(e.ename) as cnr,d.dname <text:s/>from emp e inner join dept d <text:s/>on e.deptno=d.deptno where d.loc='chicago' group by d.dname;</text:p>
        </text:list-item>
        <text:list-item>
          <text:p text:style-name="P3">Which employees work in Chicago?=&gt;select e.ename,e.sal,d.dname,d.loc from emp e ,dept d where e.deptno=d.deptno <text:s/>and d.loc='chicago';</text:p>
        </text:list-item>
        <text:list-item>
          <text:p text:style-name="P3">List the employees’ names and cities in which they work. Order the list by city.=&gt;select e.ename,d.deptno <text:s/>from emp e,dept d order by loc asc;</text:p>
        </text:list-item>
        <text:list-item>
          <text:p text:style-name="P3">Find the number of employees and number of departments.=&gt;select count(empid) as noofemp,count(distinct deptno)as noofdept from emp;</text:p>
        </text:list-item>
        <text:list-item>
          <text:p text:style-name="P3">Display the employees who were hired before their managers.=&gt;select x.ename,y.ename as manager,y.hiredate as mghire from emp x join emp y on x.mgr=y.empid where x.hiredate&lt;y.hiredate;</text:p>
        </text:list-item>
        <text:list-item>
          <text:p text:style-name="P3">Determine the number of managers without listing them.=&gt;select ename,job from emp where mgr is null ;</text:p>
        </text:list-item>
        <text:list-item>
          <text:p text:style-name="P3">Display the name and title of all employees who do not have a manager.</text:p>
        </text:list-item>
        <text:list-item>
          <text:p text:style-name="P3">Create a query to display the employee name and department number for employee SMITH.=&gt;elect ename,deptno from emp where ename like'smith';</text:p>
        </text:list-item>
        <text:list-item>
          <text:p text:style-name="P10">Display the salesmen who are not in Boston</text:p>
        </text:list-item>
        <text:list-item>
          <text:p text:style-name="P8">List the details of the employees along with their location=&gt;select * from emp e inner join dept d on e.deptno=d.deptno;</text:p>
        </text:list-item>
        <text:list-item>
          <text:p text:style-name="P9">List the salesmen who are drawing salary less than Miller=&gt;select ename,job from emp where job like 'salesman' and sal&lt;(select sal from emp where ename like 'miller');</text:p>
        </text:list-item>
        <text:list-item>
          <text:p text:style-name="P9">Display the details of the employee working in Chicago=&gt;select * from emp e inner join dept d on e.deptno=d.deptno where d.loc='chicago';</text:p>
        </text:list-item>
        <text:list-item>
          <text:p text:style-name="P9">Find the names of all employees whose salaries are greater than the minimum salary for the Manager=&gt;select x.ename,y.ename as manager ,y.sal as mgrsal from emp x join emp y on x.mgr=y.empid where x.sal&gt;y.sal;</text:p>
        </text:list-item>
        <text:list-item>
          <text:p text:style-name="P9">Select the last name and job id from all employees whose department id is equal to Accounting.=&gt;select e.ename,e.job,e.empid,d.dname <text:s/>from emp e inner join dept d <text:s/>on e.deptno=d.deptno where d.dname='accounts';</text:p>
        </text:list-item>
        <text:list-item>
          <text:p text:style-name="P4">Display those emp who are working as manager=&gt;select ename from emp where job='manager';</text:p>
        </text:list-item>
        <text:list-item>
          <text:p text:style-name="P4"><text:soft-page-break/>write a subquery using case statement to display non sales if department is not sales</text:p>
        </text:list-item>
      </text:list>
      <text:p text:style-name="P6">If salary of an employee is more than 1000, then display salary otherwise display 1000</text:p>
      <text:list xml:id="list41549348" text:continue-numbering="true" text:style-name="WWNum1">
        <text:list-item>
          <text:p text:style-name="P4">Display salary as low, medium high based on salary range</text:p>
        </text:list-item>
      </text:list>
      <text:p text:style-name="P7">Less than 1000 less</text:p>
      <text:p text:style-name="P7">1000 to 2500 medium</text:p>
      <text:p text:style-name="P7">More than 2500 hi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letter-kerning="true" style:font-name-asian="Calibri1" style:font-size-asian="11pt" style:font-size-complex="11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shree R.</meta:initial-creator>
    <dc:creator>miryala rohith</dc:creator>
    <meta:editing-cycles>6</meta:editing-cycles>
    <meta:creation-date>2021-07-02T09:33:00</meta:creation-date>
    <dc:date>2021-12-15T21:31:29.63</dc:date>
    <meta:editing-duration>PT1H51M41S</meta:editing-duration>
    <meta:generator>OpenOffice/4.1.8$Win32 OpenOffice.org_project/418m3$Build-9803</meta:generator>
    <meta:document-statistic meta:table-count="0" meta:image-count="0" meta:object-count="0" meta:page-count="2" meta:paragraph-count="24" meta:word-count="436" meta:character-count="27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